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180000001814F7592D171D5357.png" manifest:media-type="image/png"/>
  <manifest:file-entry manifest:full-path="Pictures/1000020100000018000000183D7EF4844885CD16.png" manifest:media-type="image/png"/>
  <manifest:file-entry manifest:full-path="Pictures/100002010000001800000018EE2E92586DAADE1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svg:stroke-color="#cccccc" draw:marker-start="Symmetric_20_Arrow" draw:marker-start-width="0.518cm" draw:marker-end="" draw:marker-end-width="0.618cm" draw:fill="none" draw:textarea-vertical-align="middle" fo:padding-top="0.231cm" fo:padding-bottom="0.231cm" fo:padding-left="0.356cm" fo:padding-right="0.356cm"/>
    </style:style>
    <style:style style:name="gr2" style:family="graphic" style:parent-style-name="objectwithoutfill">
      <style:graphic-properties svg:stroke-width="0.212cm" svg:stroke-color="#cccccc" draw:marker-start="Symmetric_20_Arrow" draw:marker-start-width="0.518cm" draw:marker-end="Symmetric_20_Arrow" draw:marker-end-width="0.618cm" draw:fill="none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objectwithoutfill">
      <style:graphic-properties svg:stroke-width="0.212cm" svg:stroke-color="#cccccc" draw:marker-start="Symmetric_20_Arrow" draw:marker-start-width="0.518cm" draw:marker-end="Symmetric_20_Arrow" draw:marker-end-width="0.618cm" draw:fill="none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draw:marker-start="" draw:fill="solid" draw:fill-color="#cfe7f5" draw:opacity="100%" draw:textarea-horizontal-align="justify" draw:textarea-vertical-align="middle" draw:auto-grow-height="false" fo:min-height="3.75cm" fo:min-width="7.5cm"/>
    </style:style>
    <style:style style:name="gr6" style:family="graphic" style:parent-style-name="standard">
      <style:graphic-properties draw:marker-start="" draw:fill="solid" draw:fill-color="#cfe7f5" draw:opacity="100%" draw:textarea-horizontal-align="justify" draw:textarea-vertical-align="middle" draw:auto-grow-height="false" fo:min-height="2.75cm" fo:min-width="7.5cm"/>
    </style:style>
    <style:style style:name="gr7" style:family="graphic" style:parent-style-name="standard">
      <style:graphic-properties draw:marker-start="" draw:fill="solid" draw:fill-color="#cfe7f5" draw:opacity="100%" draw:textarea-horizontal-align="justify" draw:textarea-vertical-align="middle" draw:auto-grow-height="false" fo:min-height="1.75cm" fo:min-width="7.5cm"/>
    </style:style>
    <style:style style:name="gr8" style:family="graphic" style:parent-style-name="objectwithoutfill">
      <style:graphic-properties svg:stroke-width="0.212cm" svg:stroke-color="#cccccc" draw:marker-start="" draw:marker-start-width="0.518cm" draw:marker-end="Symmetric_20_Arrow" draw:marker-end-width="0.618cm" draw:fill="none" draw:textarea-vertical-align="middle" fo:padding-top="0.231cm" fo:padding-bottom="0.231cm" fo:padding-left="0.356cm" fo:padding-right="0.356cm"/>
    </style:style>
    <style:style style:name="gr9" style:family="graphic" style:parent-style-name="objectwithoutfill">
      <style:graphic-properties svg:stroke-width="0.212cm" svg:stroke-color="#cccccc" draw:marker-start="Symmetric_20_Arrow" draw:marker-start-width="0.518cm" draw:marker-end="" draw:marker-end-width="0.618cm" draw:fill="none" draw:textarea-vertical-align="top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212cm" svg:stroke-color="#cccccc" draw:marker-start="Symmetric_20_Arrow" draw:marker-start-width="0.518cm" draw:marker-end="" draw:marker-end-width="0.618cm" draw:fill="none" draw:textarea-vertical-align="bottom" fo:padding-top="0.231cm" fo:padding-bottom="0.231cm" fo:padding-left="0.356cm" fo:padding-right="0.356cm"/>
    </style:style>
    <style:style style:name="gr11" style:family="graphic" style:parent-style-name="objectwithoutfill">
      <style:graphic-properties svg:stroke-width="0.212cm" svg:stroke-color="#cccccc" draw:marker-start="" draw:marker-start-width="0.518cm" draw:marker-end="Symmetric_20_Arrow" draw:marker-end-width="0.618cm" draw:fill="none" draw:textarea-vertical-align="bottom" fo:padding-top="0.231cm" fo:padding-bottom="0.231cm" fo:padding-left="0.356cm" fo:padding-right="0.356cm"/>
    </style:style>
    <style:style style:name="gr12" style:family="graphic" style:parent-style-name="objectwithoutfill">
      <style:graphic-properties svg:stroke-width="0.212cm" svg:stroke-color="#cccccc" draw:marker-start="" draw:marker-start-width="0.518cm" draw:marker-end="Symmetric_20_Arrow" draw:marker-end-width="0.618cm" draw:fill="none" draw:textarea-vertical-align="top" fo:padding-top="0.231cm" fo:padding-bottom="0.231cm" fo:padding-left="0.356cm" fo:padding-right="0.356cm"/>
    </style:style>
    <style:style style:name="gr13" style:family="graphic" style:parent-style-name="objectwithoutfill">
      <style:graphic-properties svg:stroke-width="0.212cm" svg:stroke-color="#cccccc" draw:marker-start="Symmetric_20_Arrow" draw:marker-start-width="0.518cm" draw:marker-end="" draw:marker-end-width="0.618cm" draw:fill="none" draw:textarea-vertical-align="middle" fo:padding-top="0.231cm" fo:padding-bottom="0.231cm" fo:padding-left="0.356cm" fo:padding-right="0.356cm"/>
    </style:style>
    <style:style style:name="P1" style:family="paragraph">
      <loext:graphic-properties draw:fill="none"/>
      <style:paragraph-properties fo:margin-left="2.491cm" fo:margin-right="0cm" fo:text-align="start" fo:text-indent="0cm"/>
    </style:style>
    <style:style style:name="P2" style:family="paragraph">
      <loext:graphic-properties draw:fill="none"/>
      <style:paragraph-properties fo:margin-left="0cm" fo:margin-right="0cm" fo:text-align="start" fo:text-indent="0cm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/>
      <style:paragraph-properties fo:margin-left="0cm" fo:margin-right="0cm" fo:text-align="center" fo:text-indent="0cm"/>
    </style:style>
    <style:style style:name="P7" style:family="paragraph">
      <style:paragraph-properties fo:text-align="start"/>
    </style:style>
    <style:style style:name="P8" style:family="paragraph">
      <loext:graphic-properties draw:fill="solid" draw:fill-color="#cfe7f5" draw:opacity="100%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10" style:family="paragraph">
      <style:paragraph-properties fo:margin-left="2.491cm" fo:margin-right="0cm" fo:text-align="center" fo:text-indent="0cm"/>
    </style:style>
    <style:style style:name="P11" style:family="paragraph">
      <loext:graphic-properties draw:fill="none"/>
      <style:paragraph-properties fo:margin-left="2.491cm" fo:margin-right="0cm" fo:text-align="center" fo:text-indent="0cm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loext:graphic-properties draw:fill="none"/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text-align="end" fo:text-indent="0cm"/>
    </style:style>
    <style:style style:name="P15" style:family="paragraph">
      <loext:graphic-properties draw:fill="none"/>
      <style:paragraph-properties fo:margin-left="0cm" fo:margin-right="0cm" fo:text-align="end" fo:text-indent="0cm"/>
      <style:text-properties fo:font-size="10pt" style:font-size-asian="10pt" style:font-size-complex="10pt"/>
    </style:style>
    <style:style style:name="P16" style:family="paragraph">
      <style:paragraph-properties fo:margin-left="0cm" fo:margin-right="0cm" fo:text-align="start" fo:text-indent="0cm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T4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0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ize="10pt" fo:font-weight="bold" style:font-size-asian="12pt" style:font-weight-asian="bold" style:font-size-complex="12pt" style:font-weight-complex="bold"/>
    </style:style>
    <style:style style:name="T11" style:family="text">
      <style:text-properties fo:font-size="10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80000001814F7592D171D5357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2" xlink:href="Pictures/10000201000000180000001814F7592D171D5357.png" xlink:type="simple" xlink:show="embed" xlink:actuate="onLoad">
        <style:list-level-properties text:space-before="0.6cm" text:min-label-width="0.6cm" style:vertical-pos="middle" style:vertical-rel="line" fo:width="0.4cm" fo:height="0.4cm"/>
      </text:list-level-style-image>
      <text:list-level-style-image text:level="3" xlink:href="Pictures/10000201000000180000001814F7592D171D5357.png" xlink:type="simple" xlink:show="embed" xlink:actuate="onLoad">
        <style:list-level-properties text:space-before="1.2cm" text:min-label-width="0.6cm" style:vertical-pos="middle" style:vertical-rel="line" fo:width="0.4cm" fo:height="0.4cm"/>
      </text:list-level-style-image>
      <text:list-level-style-image text:level="4" xlink:href="Pictures/10000201000000180000001814F7592D171D5357.png" xlink:type="simple" xlink:show="embed" xlink:actuate="onLoad">
        <style:list-level-properties text:space-before="1.8cm" text:min-label-width="0.6cm" style:vertical-pos="middle" style:vertical-rel="line" fo:width="0.4cm" fo:height="0.4cm"/>
      </text:list-level-style-image>
      <text:list-level-style-image text:level="5" xlink:href="Pictures/10000201000000180000001814F7592D171D5357.png" xlink:type="simple" xlink:show="embed" xlink:actuate="onLoad">
        <style:list-level-properties text:space-before="2.4cm" text:min-label-width="0.6cm" style:vertical-pos="middle" style:vertical-rel="line" fo:width="0.4cm" fo:height="0.4cm"/>
      </text:list-level-style-image>
      <text:list-level-style-image text:level="6" xlink:href="Pictures/10000201000000180000001814F7592D171D5357.png" xlink:type="simple" xlink:show="embed" xlink:actuate="onLoad">
        <style:list-level-properties text:space-before="3cm" text:min-label-width="0.6cm" style:vertical-pos="middle" style:vertical-rel="line" fo:width="0.4cm" fo:height="0.4cm"/>
      </text:list-level-style-image>
      <text:list-level-style-image text:level="7" xlink:href="Pictures/10000201000000180000001814F7592D171D5357.png" xlink:type="simple" xlink:show="embed" xlink:actuate="onLoad">
        <style:list-level-properties text:space-before="3.6cm" text:min-label-width="0.6cm" style:vertical-pos="middle" style:vertical-rel="line" fo:width="0.4cm" fo:height="0.4cm"/>
      </text:list-level-style-image>
      <text:list-level-style-image text:level="8" xlink:href="Pictures/10000201000000180000001814F7592D171D5357.png" xlink:type="simple" xlink:show="embed" xlink:actuate="onLoad">
        <style:list-level-properties text:space-before="4.2cm" text:min-label-width="0.6cm" style:vertical-pos="middle" style:vertical-rel="line" fo:width="0.4cm" fo:height="0.4cm"/>
      </text:list-level-style-image>
      <text:list-level-style-image text:level="9" xlink:href="Pictures/10000201000000180000001814F7592D171D5357.png" xlink:type="simple" xlink:show="embed" xlink:actuate="onLoad">
        <style:list-level-properties text:space-before="4.8cm" text:min-label-width="0.6cm" style:vertical-pos="middle" style:vertical-rel="line" fo:width="0.4cm" fo:height="0.4cm"/>
      </text:list-level-style-image>
      <text:list-level-style-image text:level="10" xlink:href="Pictures/10000201000000180000001814F7592D171D5357.png" xlink:type="simple" xlink:show="embed" xlink:actuate="onLoad">
        <style:list-level-properties text:space-before="5.4cm" text:min-label-width="0.6cm" style:vertical-pos="middle" style:vertical-rel="line" fo:width="0.4cm" fo:height="0.4cm"/>
      </text:list-level-style-image>
    </text:list-style>
    <text:list-style style:name="L3">
      <text:list-level-style-image text:level="1" xlink:href="Pictures/1000020100000018000000183D7EF4844885CD16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2" xlink:href="Pictures/1000020100000018000000183D7EF4844885CD16.png" xlink:type="simple" xlink:show="embed" xlink:actuate="onLoad">
        <style:list-level-properties text:space-before="0.6cm" text:min-label-width="0.6cm" style:vertical-pos="middle" style:vertical-rel="line" fo:width="0.4cm" fo:height="0.4cm"/>
      </text:list-level-style-image>
      <text:list-level-style-image text:level="3" xlink:href="Pictures/1000020100000018000000183D7EF4844885CD16.png" xlink:type="simple" xlink:show="embed" xlink:actuate="onLoad">
        <style:list-level-properties text:space-before="1.2cm" text:min-label-width="0.6cm" style:vertical-pos="middle" style:vertical-rel="line" fo:width="0.4cm" fo:height="0.4cm"/>
      </text:list-level-style-image>
      <text:list-level-style-image text:level="4" xlink:href="Pictures/1000020100000018000000183D7EF4844885CD16.png" xlink:type="simple" xlink:show="embed" xlink:actuate="onLoad">
        <style:list-level-properties text:space-before="1.8cm" text:min-label-width="0.6cm" style:vertical-pos="middle" style:vertical-rel="line" fo:width="0.4cm" fo:height="0.4cm"/>
      </text:list-level-style-image>
      <text:list-level-style-image text:level="5" xlink:href="Pictures/1000020100000018000000183D7EF4844885CD16.png" xlink:type="simple" xlink:show="embed" xlink:actuate="onLoad">
        <style:list-level-properties text:space-before="2.4cm" text:min-label-width="0.6cm" style:vertical-pos="middle" style:vertical-rel="line" fo:width="0.4cm" fo:height="0.4cm"/>
      </text:list-level-style-image>
      <text:list-level-style-image text:level="6" xlink:href="Pictures/1000020100000018000000183D7EF4844885CD16.png" xlink:type="simple" xlink:show="embed" xlink:actuate="onLoad">
        <style:list-level-properties text:space-before="3cm" text:min-label-width="0.6cm" style:vertical-pos="middle" style:vertical-rel="line" fo:width="0.4cm" fo:height="0.4cm"/>
      </text:list-level-style-image>
      <text:list-level-style-image text:level="7" xlink:href="Pictures/1000020100000018000000183D7EF4844885CD16.png" xlink:type="simple" xlink:show="embed" xlink:actuate="onLoad">
        <style:list-level-properties text:space-before="3.6cm" text:min-label-width="0.6cm" style:vertical-pos="middle" style:vertical-rel="line" fo:width="0.4cm" fo:height="0.4cm"/>
      </text:list-level-style-image>
      <text:list-level-style-image text:level="8" xlink:href="Pictures/1000020100000018000000183D7EF4844885CD16.png" xlink:type="simple" xlink:show="embed" xlink:actuate="onLoad">
        <style:list-level-properties text:space-before="4.2cm" text:min-label-width="0.6cm" style:vertical-pos="middle" style:vertical-rel="line" fo:width="0.4cm" fo:height="0.4cm"/>
      </text:list-level-style-image>
      <text:list-level-style-image text:level="9" xlink:href="Pictures/1000020100000018000000183D7EF4844885CD16.png" xlink:type="simple" xlink:show="embed" xlink:actuate="onLoad">
        <style:list-level-properties text:space-before="4.8cm" text:min-label-width="0.6cm" style:vertical-pos="middle" style:vertical-rel="line" fo:width="0.4cm" fo:height="0.4cm"/>
      </text:list-level-style-image>
      <text:list-level-style-image text:level="10" xlink:href="Pictures/1000020100000018000000183D7EF4844885CD16.png" xlink:type="simple" xlink:show="embed" xlink:actuate="onLoad">
        <style:list-level-properties text:space-before="5.4cm" text:min-label-width="0.6cm" style:vertical-pos="middle" style:vertical-rel="line" fo:width="0.4cm" fo:height="0.4cm"/>
      </text:list-level-style-image>
    </text:list-style>
    <text:list-style style:name="L4">
      <text:list-level-style-image text:level="1" xlink:href="Pictures/100002010000001800000018EE2E92586DAADE17.png" xlink:type="simple" xlink:show="embed" xlink:actuate="onLoad">
        <style:list-level-properties text:min-label-width="0.6cm" style:vertical-pos="middle" style:vertical-rel="line" fo:width="0.4cm" fo:height="0.4cm"/>
      </text:list-level-style-image>
      <text:list-level-style-image text:level="2" xlink:href="Pictures/100002010000001800000018EE2E92586DAADE17.png" xlink:type="simple" xlink:show="embed" xlink:actuate="onLoad">
        <style:list-level-properties text:space-before="0.6cm" text:min-label-width="0.6cm" style:vertical-pos="middle" style:vertical-rel="line" fo:width="0.4cm" fo:height="0.4cm"/>
      </text:list-level-style-image>
      <text:list-level-style-image text:level="3" xlink:href="Pictures/100002010000001800000018EE2E92586DAADE17.png" xlink:type="simple" xlink:show="embed" xlink:actuate="onLoad">
        <style:list-level-properties text:space-before="1.2cm" text:min-label-width="0.6cm" style:vertical-pos="middle" style:vertical-rel="line" fo:width="0.4cm" fo:height="0.4cm"/>
      </text:list-level-style-image>
      <text:list-level-style-image text:level="4" xlink:href="Pictures/100002010000001800000018EE2E92586DAADE17.png" xlink:type="simple" xlink:show="embed" xlink:actuate="onLoad">
        <style:list-level-properties text:space-before="1.8cm" text:min-label-width="0.6cm" style:vertical-pos="middle" style:vertical-rel="line" fo:width="0.4cm" fo:height="0.4cm"/>
      </text:list-level-style-image>
      <text:list-level-style-image text:level="5" xlink:href="Pictures/100002010000001800000018EE2E92586DAADE17.png" xlink:type="simple" xlink:show="embed" xlink:actuate="onLoad">
        <style:list-level-properties text:space-before="2.4cm" text:min-label-width="0.6cm" style:vertical-pos="middle" style:vertical-rel="line" fo:width="0.4cm" fo:height="0.4cm"/>
      </text:list-level-style-image>
      <text:list-level-style-image text:level="6" xlink:href="Pictures/100002010000001800000018EE2E92586DAADE17.png" xlink:type="simple" xlink:show="embed" xlink:actuate="onLoad">
        <style:list-level-properties text:space-before="3cm" text:min-label-width="0.6cm" style:vertical-pos="middle" style:vertical-rel="line" fo:width="0.4cm" fo:height="0.4cm"/>
      </text:list-level-style-image>
      <text:list-level-style-image text:level="7" xlink:href="Pictures/100002010000001800000018EE2E92586DAADE17.png" xlink:type="simple" xlink:show="embed" xlink:actuate="onLoad">
        <style:list-level-properties text:space-before="3.6cm" text:min-label-width="0.6cm" style:vertical-pos="middle" style:vertical-rel="line" fo:width="0.4cm" fo:height="0.4cm"/>
      </text:list-level-style-image>
      <text:list-level-style-image text:level="8" xlink:href="Pictures/100002010000001800000018EE2E92586DAADE17.png" xlink:type="simple" xlink:show="embed" xlink:actuate="onLoad">
        <style:list-level-properties text:space-before="4.2cm" text:min-label-width="0.6cm" style:vertical-pos="middle" style:vertical-rel="line" fo:width="0.4cm" fo:height="0.4cm"/>
      </text:list-level-style-image>
      <text:list-level-style-image text:level="9" xlink:href="Pictures/100002010000001800000018EE2E92586DAADE17.png" xlink:type="simple" xlink:show="embed" xlink:actuate="onLoad">
        <style:list-level-properties text:space-before="4.8cm" text:min-label-width="0.6cm" style:vertical-pos="middle" style:vertical-rel="line" fo:width="0.4cm" fo:height="0.4cm"/>
      </text:list-level-style-image>
      <text:list-level-style-image text:level="10" xlink:href="Pictures/100002010000001800000018EE2E92586DAADE17.png" xlink:type="simple" xlink:show="embed" xlink:actuate="onLoad">
        <style:list-level-properties text:space-before="5.4cm" text:min-label-width="0.6cm" style:vertical-pos="middle" style:vertical-rel="line" fo:width="0.4cm" fo:height="0.4cm"/>
      </text:list-level-style-image>
    </text:list-style>
  </office:automatic-styles>
  <office:body>
    <office:drawing>
      <draw:page draw:name="page1" draw:style-name="dp1" draw:master-page-name="Обычный">
        <draw:connector draw:style-name="gr1" draw:text-style-name="P1" draw:layer="layout" draw:line-skew="2.499cm" svg:x1="14cm" svg:y1="26cm" svg:x2="14cm" svg:y2="17cm" draw:start-shape="id1" draw:start-glue-point="1" draw:end-shape="id2" draw:end-glue-point="10" svg:d="M14000 26000h3000v-9000h-3000" svg:viewBox="0 0 3001 9001">
          <text:p/>
        </draw:connector>
        <draw:connector draw:style-name="gr2" draw:text-style-name="P2" draw:layer="layout" svg:x1="14cm" svg:y1="15cm" svg:x2="19cm" svg:y2="6.5cm" draw:start-shape="id2" draw:start-glue-point="12" draw:end-shape="id3" draw:end-glue-point="3" svg:d="M14000 15000h2500v-8500h2500" svg:viewBox="0 0 5001 8501">
          <text:p/>
        </draw:connector>
        <draw:connector draw:style-name="gr2" draw:text-style-name="P2" draw:layer="layout" svg:x1="12cm" svg:y1="31cm" svg:x2="13cm" svg:y2="39cm" draw:start-shape="id4" draw:start-glue-point="5" draw:end-shape="id5" draw:end-glue-point="3" svg:d="M12000 31000v8000h1000" svg:viewBox="0 0 1001 8001">
          <text:p/>
        </draw:connector>
        <draw:frame draw:style-name="gr3" draw:text-style-name="P4" draw:layer="layout" svg:width="19cm" svg:height="1cm" svg:x="3.1cm" svg:y="1cm">
          <draw:text-box>
            <text:p text:style-name="P3"><text:span text:style-name="T1">Схема движения Скважных приборов для СЦ</text:span></text:p>
          </draw:text-box>
        </draw:frame>
        <draw:connector draw:style-name="gr4" draw:text-style-name="P6" draw:layer="layout" svg:x1="10cm" svg:y1="7cm" svg:x2="10cm" svg:y2="9cm" draw:start-shape="id6" draw:start-glue-point="2" draw:end-shape="id7" svg:d="M10000 7000v2000" svg:viewBox="0 0 1 2001">
          <text:p text:style-name="P5"><text:span text:style-name="T2">Кладовщик</text:span></text:p>
        </draw:connector>
        <draw:custom-shape draw:style-name="gr5" draw:text-style-name="P8" xml:id="id6" draw:id="id6" draw:layer="layout" svg:width="8cm" svg:height="4cm" svg:x="6cm" svg:y="3cm">
          <draw:glue-point draw:id="4" svg:x="-2.777cm" svg:y="5cm"/>
          <draw:glue-point draw:id="5" svg:x="2.777cm" svg:y="5cm"/>
          <text:p text:style-name="P3"><text:span text:style-name="T3">[Предприятие]СГГ/ </text:span><text:span text:style-name="T4">[Заказ]Заказ ГО</text:span></text:p>
          <text:p text:style-name="P3"><text:span text:style-name="T5"/></text:p>
          <text:list text:style-name="L2">
            <text:list-item>
              <text:p text:style-name="P7"><text:span text:style-name="T6">Кладовщик</text:span><text:span text:style-name="T5"> Изменить примечание</text:span></text:p>
            </text:list-item>
          </text:list>
          <text:list text:style-name="L1">
            <text:list-header>
              <text:p text:style-name="P7"><text:span text:style-name="T6"/></text:p>
            </text:list-header>
          </text:list>
          <text:list text:style-name="L3">
            <text:list-item>
              <text:p text:style-name="P7"><text:span text:style-name="T6">ПТО?</text:span></text:p>
            </text:list-item>
            <text:list-item>
              <text:p text:style-name="P7"><text:span text:style-name="T6">Кладовщик</text:span></text:p>
            </text:list-item>
          </text:list>
          <text:list text:style-name="L1">
            <text:list-header>
              <text:p text:style-name="P7"><text:span text:style-name="T6"/></text:p>
            </text:list-header>
          </text:list>
          <text:list text:style-name="L4">
            <text:list-item>
              <text:p text:style-name="P7"><text:span text:style-name="T6">ПТО?</text:span></text:p>
            </text:list-item>
            <text:list-item>
              <text:p text:style-name="P7"><text:span text:style-name="T6">Кладовщик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" draw:text-style-name="P8" xml:id="id7" draw:id="id7" draw:layer="layout" svg:width="8cm" svg:height="3cm" svg:x="6cm" svg:y="9cm">
          <draw:glue-point draw:id="4" svg:x="-2.777cm" svg:y="5cm"/>
          <draw:glue-point draw:id="5" svg:x="2.777cm" svg:y="5cm"/>
          <draw:glue-point draw:id="6" svg:x="2.777cm" svg:y="-5cm"/>
          <draw:glue-point draw:id="7" svg:x="-2.777cm" svg:y="-5cm"/>
          <text:p text:style-name="P3"><text:span text:style-name="T7">[Предприятие]***Гирс-Сервис</text:span></text:p>
          <text:p text:style-name="P3"><text:span text:style-name="T5"/></text:p>
          <text:list text:style-name="L2">
            <text:list-item>
              <text:p text:style-name="P7"><text:span text:style-name="T6">Кладовщик</text:span><text:span text:style-name="T5"> Изменить примечание</text:span></text:p>
            </text:list-item>
            <text:list-item>
              <text:p text:style-name="P7"><text:span text:style-name="T6">Кладовщик </text:span><text:span text:style-name="T5">Акт входного контроля</text:span></text:p>
            </text:list-item>
            <text:list-item>
              <text:p text:style-name="P7"><text:span text:style-name="T6">Инж. по ремонту </text:span><text:span text:style-name="T5">Акт неисправности</text:span></text:p>
            </text:list-item>
            <text:list-item>
              <text:p text:style-name="P7"><text:span text:style-name="T6">Инж. по ремонту </text:span><text:span text:style-name="T5">Акт входного контроля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10cm" svg:y1="12cm" svg:x2="10cm" svg:y2="14cm" draw:start-shape="id7" draw:end-shape="id2" draw:end-glue-point="0" svg:d="M10000 12000v2000" svg:viewBox="0 0 1 2001">
          <text:p text:style-name="P5"><text:span text:style-name="T2">Кладовщик</text:span></text:p>
        </draw:connector>
        <draw:custom-shape draw:style-name="gr5" draw:text-style-name="P8" xml:id="id2" draw:id="id2" draw:layer="layout" svg:width="8cm" svg:height="4cm" svg:x="6cm" svg:y="14cm">
          <draw:glue-point draw:id="4" svg:x="-2.53cm" svg:y="5cm"/>
          <draw:glue-point draw:id="5" svg:x="2.5cm" svg:y="5cm"/>
          <draw:glue-point draw:id="6" svg:x="2.777cm" svg:y="-5cm"/>
          <draw:glue-point draw:id="7" svg:x="-2.777cm" svg:y="-5cm"/>
          <draw:glue-point draw:id="8" svg:x="5cm" svg:y="-5cm"/>
          <draw:glue-point draw:id="9" svg:x="5cm" svg:y="5cm"/>
          <draw:glue-point draw:id="10" svg:x="5cm" svg:y="2.5cm"/>
          <draw:glue-point draw:id="11" svg:x="-5cm" svg:y="2.5cm"/>
          <draw:glue-point draw:id="12" svg:x="5cm" svg:y="-2.5cm"/>
          <text:p text:style-name="P3"><text:span text:style-name="T3">[Предприятие]СГГ/[Отдел]СЦ</text:span></text:p>
          <text:p text:style-name="P3"><text:span text:style-name="T8">/[Участок СЦ]Ремонтный</text:span></text:p>
          <text:p text:style-name="P3"><text:span text:style-name="T5"/></text:p>
          <text:list text:style-name="L2">
            <text:list-item>
              <text:p text:style-name="P7"><text:span text:style-name="T6">Инж. по ремонту</text:span><text:span text:style-name="T5"> Изменить примечание</text:span></text:p>
            </text:list-item>
            <text:list-item>
              <text:p text:style-name="P7"><text:span text:style-name="T6">Инж. по ремонту </text:span><text:span text:style-name="T5">Ремонт</text:span></text:p>
            </text:list-item>
            <text:list-item>
              <text:p text:style-name="P7"><text:span text:style-name="T6">Инж. по ремонту </text:span><text:span text:style-name="T5">Профилактика</text:span></text:p>
            </text:list-item>
            <text:list-item>
              <text:p text:style-name="P7"><text:span text:style-name="T6">Инж. по ремонту </text:span><text:span text:style-name="T5">Проверка</text:span></text:p>
            </text:list-item>
            <text:list-item>
              <text:p text:style-name="P7"><text:span text:style-name="T6">Кладовщик <text:s text:c="10"/></text:span><text:span text:style-name="T5">Акт списания</text:span></text:p>
            </text:list-item>
            <text:list-item>
              <text:p text:style-name="P7"><text:span text:style-name="T6">*** <text:s text:c="24"/>*** <text:s text:c="22"/></text:span></text:p>
            </text:list-item>
          </text:list>
          <text:p text:style-name="P7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12" draw:id="id12" draw:layer="layout" svg:width="8cm" svg:height="2cm" svg:x="19cm" svg:y="19cm">
          <draw:glue-point draw:id="4" svg:x="-2.777cm" svg:y="5cm"/>
          <draw:glue-point draw:id="5" svg:x="2.777cm" svg:y="5cm"/>
          <draw:glue-point draw:id="6" svg:x="2.777cm" svg:y="-5cm"/>
          <draw:glue-point draw:id="7" svg:x="-2.777cm" svg:y="-5cm"/>
          <text:p text:style-name="P3"><text:span text:style-name="T9">[Предприятие]СГГ/[Отдел]СЦ</text:span></text:p>
          <text:p text:style-name="P3"><text:span text:style-name="T10">/[Участок СЦ]Утилизация</text:span></text:p>
          <text:p text:style-name="P3"><text:span text:style-name="T10"/></text:p>
          <text:list text:style-name="L4">
            <text:list-item>
              <text:p text:style-name="P7"><text:span text:style-name="T6">Кладовщик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9" draw:layer="layout" svg:x1="10cm" svg:y1="20cm" svg:x2="10cm" svg:y2="18cm" draw:start-shape="id8" draw:end-shape="id2" draw:end-glue-point="2" svg:d="M10000 20000v-2000" svg:viewBox="0 0 1 2001">
          <text:p><text:span text:style-name="T2">Метролог</text:span></text:p>
        </draw:connector>
        <draw:connector draw:style-name="gr9" draw:text-style-name="P11" draw:layer="layout" draw:line-skew="2.499cm" svg:x1="14cm" svg:y1="21.5cm" svg:x2="14cm" svg:y2="17cm" draw:start-shape="id8" draw:start-glue-point="1" draw:end-shape="id2" draw:end-glue-point="10" svg:d="M14000 21500h3000v-4500h-3000" svg:viewBox="0 0 3001 4501">
          <text:p text:style-name="P10"><text:span text:style-name="T6">Инж. по ремонту</text:span></text:p>
        </draw:connector>
        <draw:custom-shape draw:style-name="gr6" draw:text-style-name="P8" xml:id="id8" draw:id="id8" draw:layer="layout" svg:width="8cm" svg:height="3cm" svg:x="6cm" svg:y="20cm">
          <draw:glue-point draw:id="4" svg:x="-2.5cm" svg:y="5cm"/>
          <draw:glue-point draw:id="5" svg:x="2.5cm" svg:y="5cm"/>
          <draw:glue-point draw:id="6" svg:x="2.5cm" svg:y="-5cm"/>
          <draw:glue-point draw:id="7" svg:x="-2.5cm" svg:y="-5cm"/>
          <text:p text:style-name="P3"><text:span text:style-name="T3">[Предприятие]СГГ/[Отдел]СЦ</text:span></text:p>
          <text:p text:style-name="P3"><text:span text:style-name="T5">/[Участок СЦ]Метрологический</text:span></text:p>
          <text:p text:style-name="P3"><text:span text:style-name="T5"/></text:p>
          <text:list text:style-name="L2">
            <text:list-item>
              <text:p text:style-name="P7"><text:span text:style-name="T6">Метролог </text:span><text:span text:style-name="T5">Изменить примечание</text:span></text:p>
            </text:list-item>
            <text:list-item>
              <text:p text:style-name="P7"><text:span text:style-name="T6">Метролог </text:span><text:span text:style-name="T5">Калибровка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9" draw:layer="layout" svg:x1="10cm" svg:y1="23cm" svg:x2="10cm" svg:y2="25cm" draw:start-shape="id8" draw:start-glue-point="2" draw:end-shape="id1" svg:d="M10000 23000v2000" svg:viewBox="0 0 1 2001">
          <text:p><text:span text:style-name="T2">Метролог</text:span></text:p>
        </draw:connector>
        <draw:connector draw:style-name="gr10" draw:text-style-name="P13" draw:layer="layout" draw:line-skew="-1.499cm" svg:x1="6cm" svg:y1="21.5cm" svg:x2="6cm" svg:y2="26cm" draw:start-shape="id8" draw:end-shape="id1" draw:end-glue-point="3" svg:d="M6000 21500h-2000v4500h2000" svg:viewBox="0 0 2001 4501">
          <text:p text:style-name="P12"><text:span text:style-name="T6">Диспетчер</text:span></text:p>
        </draw:connector>
        <draw:custom-shape draw:style-name="gr7" draw:text-style-name="P8" xml:id="id1" draw:id="id1" draw:layer="layout" svg:width="8cm" svg:height="2cm" svg:x="6cm" svg:y="25cm">
          <draw:glue-point draw:id="4" svg:x="-2.5cm" svg:y="5cm"/>
          <draw:glue-point draw:id="5" svg:x="2.5cm" svg:y="5cm"/>
          <draw:glue-point draw:id="6" svg:x="2.5cm" svg:y="-5cm"/>
          <draw:glue-point draw:id="7" svg:x="-2.5cm" svg:y="-5cm"/>
          <text:p text:style-name="P3"><text:span text:style-name="T3">[Предприятие]СГГ/[Отдел]СЦ</text:span></text:p>
          <text:p text:style-name="P3"><text:span text:style-name="T5">/[Участок СЦ]Пункт проката (НУР)</text:span></text:p>
          <text:p text:style-name="P3"><text:span text:style-name="T5"/></text:p>
          <text:list text:style-name="L2">
            <text:list-item>
              <text:p text:style-name="P7"><text:span text:style-name="T6">Диспетчер</text:span><text:span text:style-name="T5"> Изменить примечание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3" draw:id="id3" draw:layer="layout" svg:width="8cm" svg:height="3cm" svg:x="19cm" svg:y="5cm">
          <draw:glue-point draw:id="4" svg:x="-2.777cm" svg:y="5cm"/>
          <draw:glue-point draw:id="5" svg:x="2.777cm" svg:y="5cm"/>
          <draw:glue-point draw:id="6" svg:x="2.777cm" svg:y="-5cm"/>
          <draw:glue-point draw:id="7" svg:x="-2.777cm" svg:y="-5cm"/>
          <draw:glue-point draw:id="8" svg:x="-5cm" svg:y="-5cm"/>
          <draw:glue-point draw:id="9" svg:x="-5cm" svg:y="5cm"/>
          <text:p text:style-name="P3"><text:span text:style-name="T3">[Предприятие]СГГ/[Отдел]СЦ</text:span></text:p>
          <text:p text:style-name="P3"><text:span text:style-name="T8">/[Участок СЦ]Долгосрочный</text:span></text:p>
          <text:p text:style-name="P3"><text:span text:style-name="T5"/></text:p>
          <text:list text:style-name="L2">
            <text:list-item>
              <text:p text:style-name="P7"><text:span text:style-name="T6">Инж. по ремонту</text:span><text:span text:style-name="T5"> Изменить примечание</text:span></text:p>
            </text:list-item>
            <text:list-item>
              <text:p text:style-name="P7"><text:span text:style-name="T6">Кладовщик <text:s text:c="10"/></text:span><text:span text:style-name="T5">Акт списания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11" draw:id="id11" draw:layer="layout" svg:width="8cm" svg:height="3cm" svg:x="19cm" svg:y="10cm">
          <draw:glue-point draw:id="4" svg:x="-2.777cm" svg:y="5cm"/>
          <draw:glue-point draw:id="5" svg:x="2.777cm" svg:y="5cm"/>
          <draw:glue-point draw:id="6" svg:x="2.777cm" svg:y="-5cm"/>
          <draw:glue-point draw:id="7" svg:x="-2.777cm" svg:y="-5cm"/>
          <draw:glue-point draw:id="8" svg:x="-5cm" svg:y="-5cm"/>
          <draw:glue-point draw:id="9" svg:x="-5cm" svg:y="5cm"/>
          <text:p text:style-name="P3"><text:span text:style-name="T3">[Предприятие]СГГ/[Отдел]СЦ</text:span></text:p>
          <text:p text:style-name="P3"><text:span text:style-name="T8">[Участок СЦ]Консервация</text:span></text:p>
          <text:p text:style-name="P3"><text:span text:style-name="T8"/></text:p>
          <text:list text:style-name="L2">
            <text:list-item>
              <text:p text:style-name="P7"><text:span text:style-name="T6">Инж. по ремонту</text:span><text:span text:style-name="T5"> Изменить примечание</text:span></text:p>
            </text:list-item>
            <text:list-item>
              <text:p text:style-name="P7"><text:span text:style-name="T6">Кладовщик <text:s text:c="10"/></text:span><text:span text:style-name="T5">Акт списания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6" draw:layer="layout" draw:line-skew="-1.499cm" svg:x1="6cm" svg:y1="17cm" svg:x2="6cm" svg:y2="26cm" draw:start-shape="id2" draw:start-glue-point="11" draw:end-shape="id1" draw:end-glue-point="3" svg:d="M6000 17000h-2000v9000h2000" svg:viewBox="0 0 2001 9001">
          <text:p/>
        </draw:connector>
        <draw:connector draw:style-name="gr4" draw:text-style-name="P9" draw:layer="layout" svg:x1="12cm" svg:y1="31cm" svg:x2="13cm" svg:y2="35cm" draw:start-shape="id4" draw:start-glue-point="5" draw:end-shape="id9" draw:end-glue-point="3" svg:d="M12000 31000v4000h1000" svg:viewBox="0 0 1001 4001">
          <text:p text:style-name="P3"><text:span text:style-name="T6">Диспетчер</text:span></text:p>
        </draw:connector>
        <draw:custom-shape draw:style-name="gr7" draw:text-style-name="P8" xml:id="id9" draw:id="id9" draw:layer="layout" svg:width="8cm" svg:height="2cm" svg:x="13cm" svg:y="34cm">
          <draw:glue-point draw:id="4" svg:x="-2.777cm" svg:y="5cm"/>
          <draw:glue-point draw:id="5" svg:x="2.777cm" svg:y="5cm"/>
          <draw:glue-point draw:id="6" svg:x="2.777cm" svg:y="-5cm"/>
          <draw:glue-point draw:id="7" svg:x="-2.777cm" svg:y="-5cm"/>
          <text:p text:style-name="P3"><text:span text:style-name="T9">[Предприятие]СГГ/[Отдел]СЦ</text:span></text:p>
          <text:p text:style-name="P3"><text:span text:style-name="T10">/[Участок СЦ]Пункт проката (Ямбург)</text:span></text:p>
          <text:p text:style-name="P3"><text:span text:style-name="T10"/></text:p>
          <text:list text:style-name="L2">
            <text:list-item>
              <text:p text:style-name="P7"><text:span text:style-name="T6">Диспетчер</text:span><text:span text:style-name="T5"> Изменить примечание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8cm" svg:y1="31cm" svg:x2="8cm" svg:y2="36cm" draw:start-shape="id4" draw:start-glue-point="4" draw:end-shape="id10" draw:end-glue-point="6" svg:d="M8000 31000v5000" svg:viewBox="0 0 1 5001">
          <text:p/>
        </draw:connector>
        <draw:custom-shape draw:style-name="gr7" draw:text-style-name="P8" xml:id="id10" draw:id="id10" draw:layer="layout" svg:width="8cm" svg:height="2cm" svg:x="2cm" svg:y="36cm">
          <draw:glue-point draw:id="4" svg:x="-2.5cm" svg:y="5cm"/>
          <draw:glue-point draw:id="5" svg:x="2.5cm" svg:y="5cm"/>
          <draw:glue-point draw:id="6" svg:x="2.5cm" svg:y="-5cm"/>
          <draw:glue-point draw:id="7" svg:x="-2.5cm" svg:y="-5cm"/>
          <text:p text:style-name="P3"><text:span text:style-name="T11">*</text:span></text:p>
          <text:p text:style-name="P3"><text:span text:style-name="T10">/[Персонал]***</text:span></text:p>
          <text:p text:style-name="P3"><text:span text:style-name="T10"/></text:p>
          <text:list text:style-name="L2">
            <text:list-item>
              <text:p text:style-name="P7"><text:span text:style-name="T6">Диспетчер</text:span><text:span text:style-name="T5"> Изменить примечание</text:span></text:p>
            </text:list-item>
            <text:list-item>
              <text:p text:style-name="P7"><text:span text:style-name="T6">Диспетчер </text:span><text:span text:style-name="T5">ГИС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5" draw:id="id5" draw:layer="layout" svg:width="8cm" svg:height="2cm" svg:x="13cm" svg:y="38cm">
          <draw:glue-point draw:id="4" svg:x="-2.777cm" svg:y="5cm"/>
          <draw:glue-point draw:id="5" svg:x="2.777cm" svg:y="5cm"/>
          <draw:glue-point draw:id="6" svg:x="2.777cm" svg:y="-5cm"/>
          <draw:glue-point draw:id="7" svg:x="-2.777cm" svg:y="-5cm"/>
          <text:p text:style-name="P3"><text:span text:style-name="T9">[Предприятие]СГГ/[Отдел]СЦ</text:span></text:p>
          <text:p text:style-name="P3"><text:span text:style-name="T10">/[Участок СЦ]Пункт проката (Пангоды)</text:span></text:p>
          <text:p text:style-name="P3"><text:span text:style-name="T10"/></text:p>
          <text:list text:style-name="L2">
            <text:list-item>
              <text:p text:style-name="P7"><text:span text:style-name="T6">Диспетчер</text:span><text:span text:style-name="T5"> Изменить примечание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9" draw:layer="layout" svg:x1="14cm" svg:y1="15cm" svg:x2="19cm" svg:y2="11.5cm" draw:start-shape="id2" draw:start-glue-point="12" draw:end-shape="id11" svg:d="M14000 15000h2500v-3500h2500" svg:viewBox="0 0 5001 3501">
          <text:p text:style-name="P5"><text:span text:style-name="T6">Инж. по ремонту</text:span></text:p>
        </draw:connector>
        <draw:connector draw:style-name="gr4" draw:text-style-name="P9" draw:layer="layout" svg:x1="17cm" svg:y1="36cm" svg:x2="17cm" svg:y2="38cm" draw:start-shape="id9" draw:start-glue-point="2" draw:end-shape="id5" svg:d="M17000 36000v2000" svg:viewBox="0 0 1 2001">
          <text:p text:style-name="P3"><text:span text:style-name="T6">Диспетчер</text:span></text:p>
        </draw:connector>
        <draw:connector draw:style-name="gr11" draw:text-style-name="P9" draw:layer="layout" draw:line-skew="0.499cm" svg:x1="8cm" svg:y1="38cm" svg:x2="4cm" svg:y2="38cm" draw:start-shape="id10" draw:start-glue-point="5" draw:end-shape="id10" draw:end-glue-point="4" svg:d="M8000 38000v1000h-4000v-1000" svg:viewBox="0 0 4001 1001">
          <text:p text:style-name="P3"><text:span text:style-name="T6">Диспетчер</text:span></text:p>
        </draw:connector>
        <draw:connector draw:style-name="gr12" draw:text-style-name="P9" draw:layer="layout" svg:x1="14cm" svg:y1="16cm" svg:x2="20.779cm" svg:y2="19cm" draw:start-shape="id2" draw:start-glue-point="1" draw:end-shape="id12" draw:end-glue-point="7" svg:d="M14000 16000h6779v3000" svg:viewBox="0 0 6780 3001">
          <text:p text:style-name="P5"><text:span text:style-name="T6">Кладовщик</text:span></text:p>
        </draw:connector>
        <draw:connector draw:style-name="gr13" draw:text-style-name="P9" draw:layer="layout" svg:x1="23cm" svg:y1="19cm" svg:x2="23cm" svg:y2="13cm" draw:start-shape="id12" draw:start-glue-point="0" draw:end-shape="id11" draw:end-glue-point="2" svg:d="M23000 19000v-6000" svg:viewBox="0 0 1 6001">
          <text:p text:style-name="P5"><text:span text:style-name="T2"><text:line-break/></text:span><text:span text:style-name="T6">Кладовщик</text:span></text:p>
        </draw:connector>
        <draw:connector draw:style-name="gr13" draw:text-style-name="P15" draw:layer="layout" draw:line-skew="0.499cm" svg:x1="27cm" svg:y1="20cm" svg:x2="27cm" svg:y2="6.5cm" draw:start-shape="id12" draw:start-glue-point="1" draw:end-shape="id3" draw:end-glue-point="1" svg:d="M27000 20000h1000v-13500h-1000" svg:viewBox="0 0 1001 13501">
          <text:p text:style-name="P14"><text:span text:style-name="T2"><text:line-break/></text:span><text:span text:style-name="T6">Кладовщик</text:span></text:p>
        </draw:connector>
        <draw:custom-shape draw:style-name="gr7" draw:text-style-name="P8" xml:id="id4" draw:id="id4" draw:layer="layout" svg:width="8cm" svg:height="2cm" svg:x="6cm" svg:y="29cm">
          <draw:glue-point draw:id="4" svg:x="-2.5cm" svg:y="5cm"/>
          <draw:glue-point draw:id="5" svg:x="2.5cm" svg:y="5cm"/>
          <draw:glue-point draw:id="6" svg:x="2.5cm" svg:y="-5cm"/>
          <draw:glue-point draw:id="7" svg:x="-2.5cm" svg:y="-5cm"/>
          <text:p text:style-name="P3"><text:span text:style-name="T3">[Предприятие]СГГ/[Отдел]СЦ</text:span></text:p>
          <text:p text:style-name="P3"><text:span text:style-name="T5">/[Участок СЦ]Пункт выдачи (НУР)</text:span></text:p>
          <text:p text:style-name="P3"><text:span text:style-name="T5"/></text:p>
          <text:list text:style-name="L2">
            <text:list-item>
              <text:p text:style-name="P7"><text:span text:style-name="T6">Диспетчер</text:span><text:span text:style-name="T5"> Изменить примечание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2" draw:layer="layout" svg:x1="10cm" svg:y1="27cm" svg:x2="10cm" svg:y2="29cm" draw:start-shape="id1" draw:start-glue-point="2" draw:end-shape="id4" draw:end-glue-point="0" svg:d="M10000 27000v2000" svg:viewBox="0 0 1 2001">
          <text:p text:style-name="P12"><text:span text:style-name="T2">Диспетчер</text:span></text:p>
        </draw:connector>
        <draw:connector draw:style-name="gr13" draw:text-style-name="P9" draw:layer="layout" draw:line-skew="-4.499cm" svg:x1="6cm" svg:y1="17cm" svg:x2="6cm" svg:y2="30cm" draw:start-shape="id2" draw:start-glue-point="11" draw:end-shape="id4" draw:end-glue-point="3" svg:d="M6000 17000h-5000v13000h5000" svg:viewBox="0 0 5001 13001">
          <text:p text:style-name="P16"><text:span text:style-name="T2">Диспетчер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="Arrow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8T14:55:39.942000000</meta:creation-date>
    <dc:date>2016-07-27T20:55:34.416000000</dc:date>
    <meta:editing-duration>P2DT22H21M41S</meta:editing-duration>
    <meta:editing-cycles>51</meta:editing-cycles>
    <meta:generator>LibreOffice/5.1.2.2$Windows_x86 LibreOffice_project/d3bf12ecb743fc0d20e0be0c58ca359301eb705f</meta:generator>
    <meta:document-statistic meta:object-count="33"/>
  </office:meta>
</office:document-meta>
</file>